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59.3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Dataset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m</text:p>
          </table:table-cell>
          <table:table-cell table:style-name="ce1" office:value-type="string" calcext:value-type="string">
            <text:p>50-50</text:p>
          </table:table-cell>
          <table:table-cell office:value-type="string" calcext:value-type="string">
            <text:p>25-75</text:p>
          </table:table-cell>
          <table:table-cell office:value-type="string" calcext:value-type="string">
            <text:p>10-9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ussian Naive Bayes</text:p>
          </table:table-cell>
          <table:table-cell office:value-type="float" office:value="0.573921633191" calcext:value-type="float">
            <text:p>0.5739216332</text:p>
          </table:table-cell>
          <table:table-cell office:value-type="float" office:value="0.578011849901" calcext:value-type="float">
            <text:p>0.5780118499</text:p>
          </table:table-cell>
          <table:table-cell office:value-type="float" office:value="0.577302631579" calcext:value-type="float">
            <text:p>0.5773026316</text:p>
          </table:table-cell>
        </table:table-row>
        <table:table-row table:style-name="ro1">
          <table:table-cell office:value-type="string" calcext:value-type="string">
            <text:p>SVM rbf</text:p>
          </table:table-cell>
          <table:table-cell office:value-type="float" office:value="0.542640763912" calcext:value-type="float">
            <text:p>0.5426407639</text:p>
          </table:table-cell>
          <table:table-cell office:value-type="float" office:value="0.543778801843" calcext:value-type="float">
            <text:p>0.5437788018</text:p>
          </table:table-cell>
          <table:table-cell office:value-type="float" office:value="0.509868421053" calcext:value-type="float">
            <text:p>0.5098684211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float" office:value="0.554494567007" calcext:value-type="float">
            <text:p>0.554494567</text:p>
          </table:table-cell>
          <table:table-cell office:value-type="float" office:value="0.545095457538" calcext:value-type="float">
            <text:p>0.5450954575</text:p>
          </table:table-cell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567336187027" calcext:value-type="float">
            <text:p>0.567336187</text:p>
          </table:table-cell>
          <table:table-cell office:value-type="float" office:value="0.585253456221" calcext:value-type="float">
            <text:p>0.5852534562</text:p>
          </table:table-cell>
          <table:table-cell office:value-type="float" office:value="0.546052631579" calcext:value-type="float">
            <text:p>0.5460526316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0.610470859401" calcext:value-type="float">
            <text:p>0.6104708594</text:p>
          </table:table-cell>
          <table:table-cell office:value-type="float" office:value="0.612244897959" calcext:value-type="float">
            <text:p>0.612244898</text:p>
          </table:table-cell>
          <table:table-cell office:value-type="float" office:value="0.634868421053" calcext:value-type="float">
            <text:p>0.6348684211</text:p>
          </table:table-cell>
        </table:table-row>
        <table:table-row table:style-name="ro1">
          <table:table-cell office:value-type="string" calcext:value-type="string">
            <text:p>Bagging Classifier</text:p>
          </table:table-cell>
          <table:table-cell office:value-type="float" office:value="0.565031280869" calcext:value-type="float">
            <text:p>0.5650312809</text:p>
          </table:table-cell>
          <table:table-cell office:value-type="float" office:value="0.551020408163" calcext:value-type="float">
            <text:p>0.5510204082</text:p>
          </table:table-cell>
          <table:table-cell office:value-type="float" office:value="0.550986842105" calcext:value-type="float">
            <text:p>0.5509868421</text:p>
          </table:table-cell>
        </table:table-row>
        <table:table-row table:style-name="ro1">
          <table:table-cell office:value-type="string" calcext:value-type="string">
            <text:p>Extra trees</text:p>
          </table:table-cell>
          <table:table-cell office:value-type="float" office:value="0.562726374712" calcext:value-type="float">
            <text:p>0.5627263747</text:p>
          </table:table-cell>
          <table:table-cell office:value-type="float" office:value="0.577353522054" calcext:value-type="float">
            <text:p>0.5773535221</text:p>
          </table:table-cell>
          <table:table-cell office:value-type="float" office:value="0.557565789474" calcext:value-type="float">
            <text:p>0.5575657895</text:p>
          </table:table-cell>
        </table:table-row>
        <table:table-row table:style-name="ro1">
          <table:table-cell office:value-type="string" calcext:value-type="string">
            <text:p>Gradient boosting</text:p>
          </table:table-cell>
          <table:table-cell office:value-type="float" office:value="0.610141587093" calcext:value-type="float">
            <text:p>0.6101415871</text:p>
          </table:table-cell>
          <table:table-cell office:value-type="float" office:value="0.613561553654" calcext:value-type="float">
            <text:p>0.6135615537</text:p>
          </table:table-cell>
          <table:table-cell office:value-type="float" office:value="0.659539473684" calcext:value-type="float">
            <text:p>0.6595394737</text:p>
          </table:table-cell>
        </table:table-row>
        <table:table-row table:style-name="ro1">
          <table:table-cell office:value-type="string" calcext:value-type="string">
            <text:p>kneighbourshybrid</text:p>
          </table:table-cell>
          <table:table-cell office:value-type="float" office:value="0.579189990122" calcext:value-type="float">
            <text:p>0.5791899901</text:p>
          </table:table-cell>
          <table:table-cell office:value-type="float" office:value="0.562870309414" calcext:value-type="float">
            <text:p>0.5628703094</text:p>
          </table:table-cell>
          <table:table-cell office:value-type="float" office:value="0.547697368421" calcext:value-type="float">
            <text:p>0.5476973684</text:p>
          </table:table-cell>
        </table:table-row>
        <table:table-row table:style-name="ro1">
          <table:table-cell office:value-type="string" calcext:value-type="string">
            <text:p>kneighbours</text:p>
          </table:table-cell>
          <table:table-cell office:value-type="float" office:value="0.568982548568" calcext:value-type="float">
            <text:p>0.5689825486</text:p>
          </table:table-cell>
          <table:table-cell office:value-type="float" office:value="0.548387096774" calcext:value-type="float">
            <text:p>0.5483870968</text:p>
          </table:table-cell>
          <table:table-cell office:value-type="float" office:value="0.560855263158" calcext:value-type="float">
            <text:p>0.5608552632</text:p>
          </table:table-cell>
        </table:table-row>
        <table:table-row table:style-name="ro1">
          <table:table-cell office:value-type="string" calcext:value-type="string">
            <text:p>L1 Logistic Regression</text:p>
          </table:table-cell>
          <table:table-cell office:value-type="float" office:value="0.603556140929" calcext:value-type="float">
            <text:p>0.6035561409</text:p>
          </table:table-cell>
          <table:table-cell office:value-type="float" office:value="0.607636603028" calcext:value-type="float">
            <text:p>0.607636603</text:p>
          </table:table-cell>
          <table:table-cell office:value-type="float" office:value="0.606907894737" calcext:value-type="float">
            <text:p>0.6069078947</text:p>
          </table:table-cell>
        </table:table-row>
        <table:table-row table:style-name="ro1">
          <table:table-cell office:value-type="string" calcext:value-type="string">
            <text:p>L2 Logistic Regression</text:p>
          </table:table-cell>
          <table:table-cell office:value-type="float" office:value="0.602239051696" calcext:value-type="float">
            <text:p>0.6022390517</text:p>
          </table:table-cell>
          <table:table-cell office:value-type="float" office:value="0.608953258723" calcext:value-type="float">
            <text:p>0.6089532587</text:p>
          </table:table-cell>
          <table:table-cell office:value-type="float" office:value="0.608552631579" calcext:value-type="float">
            <text:p>0.6085526316</text:p>
          </table:table-cell>
        </table:table-row>
        <table:table-row table:style-name="ro1">
          <table:table-cell office:value-type="string" calcext:value-type="string">
            <text:p>Stochastic Gradient Descent</text:p>
          </table:table-cell>
          <table:table-cell office:value-type="float" office:value="0.538689496213" calcext:value-type="float">
            <text:p>0.5386894962</text:p>
          </table:table-cell>
          <table:table-cell office:value-type="float" office:value="0.549045424621" calcext:value-type="float">
            <text:p>0.5490454246</text:p>
          </table:table-cell>
          <table:table-cell office:value-type="float" office:value="0.529605263158" calcext:value-type="float">
            <text:p>0.529605263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isbehaving Algorit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M polynomi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06:23:42.334790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05:54:18.408284582</meta:creation-date>
    <meta:generator>LibreOffice/5.1.6.2$Linux_X86_64 LibreOffice_project/10m0$Build-2</meta:generator>
    <dc:date>2017-04-25T06:50:26.139765780</dc:date>
    <meta:editing-duration>PT47M34S</meta:editing-duration>
    <meta:editing-cycles>18</meta:editing-cycles>
    <meta:document-statistic meta:table-count="1" meta:cell-count="59" meta:object-count="0"/>
  </office:meta>
</office:document-meta>
</file>